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style:font-size-complex="11pt"/>
    </style:style>
    <style:style style:name="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8" style:family="paragraph" style:parent-style-name="Text_20_body">
      <style:text-properties officeooo:paragraph-rsid="01540053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rsid="01849449" officeooo:paragraph-rsid="01849449"/>
    </style:style>
    <style:style style:name="P11" style:family="paragraph" style:parent-style-name="Text_20_body">
      <style:text-properties officeooo:paragraph-rsid="01849449"/>
    </style:style>
    <style:style style:name="P12" style:family="paragraph" style:parent-style-name="Text_20_body">
      <style:text-properties officeooo:paragraph-rsid="018afe29"/>
    </style:style>
    <style:style style:name="P13" style:family="paragraph" style:parent-style-name="Text_20_body">
      <style:text-properties officeooo:paragraph-rsid="018b5b34"/>
    </style:style>
    <style:style style:name="P14" style:family="paragraph" style:parent-style-name="Text_20_body">
      <style:text-properties officeooo:rsid="018b5b34" officeooo:paragraph-rsid="018b5b34"/>
    </style:style>
    <style:style style:name="P15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6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7" style:family="paragraph" style:parent-style-name="Text_20_body">
      <style:text-properties officeooo:rsid="018b5b34" officeooo:paragraph-rsid="01a899a2"/>
    </style:style>
    <style:style style:name="P18" style:family="paragraph" style:parent-style-name="Text_20_body">
      <style:text-properties officeooo:paragraph-rsid="01a62bea"/>
    </style:style>
    <style:style style:name="P19" style:family="paragraph" style:parent-style-name="Text_20_body">
      <style:text-properties officeooo:rsid="01a62bea" officeooo:paragraph-rsid="01a62bea"/>
    </style:style>
    <style:style style:name="P20" style:family="paragraph" style:parent-style-name="Text_20_body">
      <style:text-properties officeooo:paragraph-rsid="01a899a2"/>
    </style:style>
    <style:style style:name="P21" style:family="paragraph" style:parent-style-name="Text_20_body">
      <style:text-properties officeooo:rsid="018afe29" officeooo:paragraph-rsid="01ab36ac"/>
    </style:style>
    <style:style style:name="P22" style:family="paragraph" style:parent-style-name="Table_20_Main_20_Content_20_Left">
      <style:text-properties officeooo:paragraph-rsid="015eeddc"/>
    </style:style>
    <style:style style:name="P23" style:family="paragraph" style:parent-style-name="Table_20_Main_20_Content_20_Left">
      <style:text-properties officeooo:paragraph-rsid="016347e9"/>
    </style:style>
    <style:style style:name="P24" style:family="paragraph" style:parent-style-name="Table_20_Main_20_Content_20_Left">
      <style:paragraph-properties fo:text-align="end" style:justify-single-word="false"/>
    </style:style>
    <style:style style:name="P25" style:family="paragraph" style:parent-style-name="Table_20_Main_20_Content_20_Left">
      <style:text-properties fo:font-size="9pt" style:font-size-asian="9pt" style:font-size-complex="9pt"/>
    </style:style>
    <style:style style:name="P26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Text_20_body" style:master-page-name="">
      <style:paragraph-properties style:page-number="auto" fo:break-before="auto" fo:break-after="auto"/>
    </style:style>
    <style:style style:name="P29" style:family="paragraph" style:parent-style-name="Table_20_Main_20_Header">
      <style:text-properties fo:font-size="9pt" officeooo:paragraph-rsid="016d7b78" style:font-size-asian="9pt" style:font-size-complex="9pt"/>
    </style:style>
    <style:style style:name="P30" style:family="paragraph" style:parent-style-name="Table_20_Main_20_Header">
      <style:text-properties fo:font-size="9pt" officeooo:paragraph-rsid="01849449" style:font-size-asian="9pt" style:font-size-complex="9pt"/>
    </style:style>
    <style:style style:name="P31" style:family="paragraph" style:parent-style-name="Table_20_Main_20_Header">
      <style:text-properties fo:font-size="9pt" officeooo:paragraph-rsid="010c9caa" style:font-size-asian="9pt" style:font-size-complex="9pt"/>
    </style:style>
    <style:style style:name="P32" style:family="paragraph" style:parent-style-name="Table_20_Main_20_Header">
      <style:text-properties fo:font-size="9pt" officeooo:paragraph-rsid="0161bffc" style:font-size-asian="9pt" style:font-size-complex="9pt"/>
    </style:style>
    <style:style style:name="P33" style:family="paragraph" style:parent-style-name="Table_20_Main_20_Header">
      <style:text-properties fo:font-size="7pt" officeooo:paragraph-rsid="0161bffc" style:font-size-asian="7pt" style:font-size-complex="7pt"/>
    </style:style>
    <style:style style:name="P34" style:family="paragraph" style:parent-style-name="Table_20_Main_20_Header">
      <style:text-properties officeooo:paragraph-rsid="01849449"/>
    </style:style>
    <style:style style:name="P35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6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7" style:family="paragraph" style:parent-style-name="Table_20_Totals_20_Header">
      <style:text-properties fo:font-size="9pt" style:font-size-asian="9pt" style:font-size-complex="9pt"/>
    </style:style>
    <style:style style:name="P38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9" style:family="paragraph" style:parent-style-name="Table_20_Totals_20_Content_20_Highlight">
      <style:text-properties fo:font-size="9pt" style:font-size-asian="9pt" style:font-size-complex="9pt"/>
    </style:style>
    <style:style style:name="P40" style:family="paragraph" style:parent-style-name="Table_20_Main_20_Content_20_Center">
      <style:text-properties fo:font-size="9pt" style:font-size-asian="9pt" style:font-size-complex="9pt"/>
    </style:style>
    <style:style style:name="P41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T13" style:family="text">
      <style:text-properties fo:font-size="9pt" officeooo:rsid="01ac9c9a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</text:user-field-decls>
      <text:p text:style-name="P4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6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2"/>
          </table:table-cell>
          <table:table-cell office:value-type="string">
            <text:p text:style-name="P2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7"/>
      <text:p text:style-name="Standard">Date<text:text-input text:description="py3o://function=&quot;lang=='fr_FR' and ' ' or ''&quot;">[ ]</text:text-input>: <text:text-input text:description="py3o://function=&quot;o_format_date(o.date, lang_code=lang)&quot;">[o.date]</text:text-input></text:p>
      <text:p text:style-name="P18"><text:a xlink:type="simple" xlink:href="py3o://if=%22lang=='fr_FR'%22" text:style-name="Internet_20_link" text:visited-style-name="Visited_20_Internet_20_Link"><text:span text:style-name="T7">if="lang=='fr_FR'"</text:span></text:a></text:p>
      <text:p text:style-name="Standard">Objet : Relance impayé n°<text:user-field-get text:name="py3o.o.counter">Counter</text:user-field-get></text:p>
      <text:p text:style-name="P18"><text:a xlink:type="simple" xlink:href="py3o:///if" text:style-name="Internet_20_link" text:visited-style-name="Visited_20_Internet_20_Link"><text:span text:style-name="T7">/if</text:span></text:a></text:p>
      <text:p text:style-name="P18"><text:a xlink:type="simple" xlink:href="py3o://if=%22lang=='en_US'%22" text:style-name="Internet_20_link" text:visited-style-name="Visited_20_Internet_20_Link"><text:span text:style-name="T7">if="lang=='en_US'"</text:span></text:a></text:p>
      <text:p text:style-name="P19">Object: Overdue reminder n°<text:user-field-get text:name="py3o.o.counter">Counter</text:user-field-get></text:p>
      <text:p text:style-name="P19"><text:a xlink:type="simple" xlink:href="py3o:///if" text:style-name="Internet_20_link" text:visited-style-name="Visited_20_Internet_20_Link"><text:span text:style-name="T7">/if</text:span></text:a></text:p>
      <text:p text:style-name="P19"/>
      <text:p text:style-name="Standard"/>
      <text:p text:style-name="Standard"><text:tab/><text:text-input text:description="py3o://function=&quot;lang=='fr_FR' and 'Cher client' or 'Dear customer'&quot;">[Dear customer]</text:text-input>,</text:p>
      <text:p text:style-name="P10"/>
      <text:p text:style-name="P11"><text:a xlink:type="simple" xlink:href="py3o://if=%22lang=='fr_FR'%22" text:style-name="Internet_20_link" text:visited-style-name="Visited_20_Internet_20_Link"><text:span text:style-name="T7">if="lang=='fr_FR'"</text:span></text:a></text:p>
      <text:p text:style-name="P21">Dans nos livres de comptes, les factures suivantes sont échues et non encore soldées :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2"><text:a xlink:type="simple" xlink:href="py3o://if=%22lang=='en_US'%22" text:style-name="Internet_20_link" text:visited-style-name="Visited_20_Internet_20_Link"><text:span text:style-name="T7">if="lang=='en_US'"</text:span></text:a></text:p>
      <text:p text:style-name="P21"><text:span text:style-name="T11">According to our books</text:span>, <text:span text:style-name="T11">the invoices below are overdue</text:span>:</text:p>
      <text:p text:style-name="P12"><text:a xlink:type="simple" xlink:href="py3o:///if" text:style-name="Internet_20_link" text:visited-style-name="Visited_20_Internet_20_Link"><text:span text:style-name="T7">/if</text:span></text:a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4"><text:a xlink:type="simple" xlink:href="py3o://function=%22lang=='fr_FR'%20and%20'N°%20facture'%20or%20'Invoice%20Number'%22" text:style-name="Internet_20_link" text:visited-style-name="Visited_20_Internet_20_Link"><text:span text:style-name="T13">function="lang=='fr_FR' and 'N° facture' or 'Invoice Number'"</text:span></text:a></text:p>
            </table:table-cell>
            <table:table-cell table:style-name="Tableau5.A1" office:value-type="string">
              <text:p text:style-name="P29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30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9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9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9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31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32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3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2"><text:a xlink:type="simple" xlink:href="py3o://for=%22l%20in%20o.invoice_ids%22" text:style-name="Internet_20_link" text:visited-style-name="Visited_20_Internet_20_Link"><text:span text:style-name="T6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4"/>
          </table:table-cell>
          <table:table-cell table:style-name="Tableau5.G2" office:value-type="string">
            <text:p text:style-name="P24"/>
          </table:table-cell>
          <table:table-cell table:style-name="Tableau5.H2" office:value-type="string">
            <text:p text:style-name="P24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0"><text:user-field-get text:name="py3o.l.number">Invoice number</text:user-field-get></text:p>
          </table:table-cell>
          <table:table-cell table:style-name="Tableau5.B3" office:value-type="string">
            <text:p text:style-name="P41"><text:text-input text:description="py3o://function=&quot;o_format_date(l.date_invoice, lang_code=lang)&quot;">[l.date_invoice]</text:text-input></text:p>
          </table:table-cell>
          <table:table-cell table:style-name="Tableau5.C3" office:value-type="string">
            <text:p text:style-name="P26"><text:user-field-get text:name="py3o.l.payment_term_id.name">Payment Terms Name</text:user-field-get></text:p>
          </table:table-cell>
          <table:table-cell table:style-name="Tableau5.D3" office:value-type="string">
            <text:p text:style-name="P26"><text:text-input text:description="py3o://function=&quot;o_format_date(l.date_due, lang_code=lang)&quot;">[l.date_due]</text:text-input></text:p>
          </table:table-cell>
          <table:table-cell table:style-name="Tableau5.E3" office:value-type="string">
            <text:p text:style-name="P25"><text:user-field-get text:name="py3o.l.name">Invoice Name</text:user-field-get></text:p>
          </table:table-cell>
          <table:table-cell table:style-name="Tableau5.F3" office:value-type="string">
            <text:p text:style-name="P27"><text:text-input text:description="py3o://function=&quot;o_format_lang(l.amount_untaxed_invoice_signed, currency_obj=l.currency_id, lang_code=lang)&quot;">[l.amount_untaxed_invoice_signed]</text:text-input></text:p>
          </table:table-cell>
          <table:table-cell table:style-name="Tableau5.G3" office:value-type="string">
            <text:p text:style-name="P27"><text:text-input text:description="py3o://function=&quot;o_format_lang(l.amount_total_signed, currency_obj=l.currency_id, lang_code=lang)&quot;">[l.amount_total_signed]</text:text-input></text:p>
          </table:table-cell>
          <table:table-cell table:style-name="Tableau5.H3" office:value-type="string">
            <text:p text:style-name="P35"><text:text-input text:description="py3o://function=&quot;o_format_lang(l.residual_signed, currency_obj=l.currency_id, lang_code=lang)&quot;">[l.residual_signed]</text:text-input></text:p>
          </table:table-cell>
          <table:table-cell table:style-name="Tableau5.I3" office:value-type="string">
            <text:p text:style-name="P36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4"/>
          </table:table-cell>
          <table:table-cell table:style-name="Tableau5.G4" office:value-type="string">
            <text:p text:style-name="P24"/>
          </table:table-cell>
          <table:table-cell table:style-name="Tableau5.H4" office:value-type="string">
            <text:p text:style-name="P24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3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7"/>
          </table:table-cell>
          <table:table-cell table:style-name="Tableau5.H5" office:value-type="string">
            <text:p text:style-name="P39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3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8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9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3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7"/>
          </table:table-cell>
          <table:table-cell table:style-name="Tableau5.H7" office:value-type="string">
            <text:p text:style-name="P39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8"/>
      <text:p text:style-name="P13"><text:a xlink:type="simple" xlink:href="py3o://if=%22lang=='fr_FR'%22" text:style-name="Internet_20_link" text:visited-style-name="Visited_20_Internet_20_Link"><text:span text:style-name="T7">if="lang=='fr_FR'"</text:span></text:a></text:p>
      <text:p text:style-name="P14">Si vous avez effectué un règlement pour ces factures il y a quelques jours, nous vous prions d'ignorer cette lettre.</text:p>
      <text:p text:style-name="P14"/>
      <text:p text:style-name="P13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5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4"/>
      <text:p text:style-name="P14"><text:a xlink:type="simple" xlink:href="py3o:///if" text:style-name="Internet_20_link" text:visited-style-name="Visited_20_Internet_20_Link"><text:span text:style-name="T7">/if</text:span></text:a></text:p>
      <text:p text:style-name="P14">Veuillez agréer, cher client, l'expression de nos sentiments les meilleurs.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P13"><text:a xlink:type="simple" xlink:href="py3o://if=%22lang=='en_US'%22" text:style-name="Internet_20_link" text:visited-style-name="Visited_20_Internet_20_Link"><text:span text:style-name="T7">if="lang=='en_US'"</text:span></text:a></text:p>
      <text:p text:style-name="P14">If you made a payment for these invoices a few days ago, please ignore this letter.</text:p>
      <text:p text:style-name="P14"><text:soft-page-break/></text:p>
      <text:p text:style-name="P20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6"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y the residual amount of these invoices as soon as possible.</text:span></text:p>
      <text:p text:style-name="P17"/>
      <text:p text:style-name="P17"><text:a xlink:type="simple" xlink:href="py3o:///if" text:style-name="Internet_20_link" text:visited-style-name="Visited_20_Internet_20_Link"><text:span text:style-name="T7">/if</text:span></text:a></text:p>
      <text:p text:style-name="P14">Yours faithfully,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6-19T00:40:28.540625761</dc:date>
    <meta:editing-duration>PT15H17M28S</meta:editing-duration>
    <meta:editing-cycles>413</meta:editing-cycles>
    <meta:generator>LibreOffice/6.0.7.3$Linux_X86_64 LibreOffice_project/00m0$Build-3</meta:generator>
    <meta:document-statistic meta:table-count="3" meta:image-count="0" meta:object-count="0" meta:page-count="2" meta:paragraph-count="63" meta:word-count="288" meta:character-count="1803" meta:non-whitespace-character-count="1610"/>
  </office:meta>
</office:document-meta>
</file>